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1.1" calcext:value-type="float" table:number-columns-spanned="1" table:number-rows-spanned="18">
            <text:p>1.1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 </text:p>
            <text:p>When: </text:p>
            <text:p>Then: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table:number-columns-spanned="1" table:number-rows-spanned="16"/>
          <table:table-cell table:number-columns-spanned="1" table:number-rows-spanned="16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</text:p>
            <text:p>When: </text:p>
            <text:p>Then: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3" calcext:value-type="float" table:number-columns-spanned="1" table:number-rows-spanned="18">
            <text:p>1.3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 </text:p>
            <text:p>When: </text:p>
            <text:p>Then: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table:number-columns-spanned="1" table:number-rows-spanned="15"/>
          <table:table-cell table:number-columns-spanned="1" table:number-rows-spanned="15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4" calcext:value-type="float" table:number-columns-spanned="1" table:number-rows-spanned="18">
            <text:p>1.4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</text:p>
            <text:p>When:</text:p>
            <text:p>Then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table:number-columns-spanned="1" table:number-rows-spanned="16"/>
          <table:table-cell table:number-columns-spanned="1" table:number-rows-spanned="16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08:47:09.938653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3T08:50:22.191269252</dc:date>
    <meta:editing-duration>PT45M44S</meta:editing-duration>
    <meta:editing-cycles>8</meta:editing-cycles>
    <meta:generator>LibreOffice/6.0.6.2$Linux_X86_64 LibreOffice_project/00m0$Build-2</meta:generator>
    <meta:document-statistic meta:table-count="1" meta:cell-count="28" meta:object-count="0"/>
  </office:meta>
</office:document-meta>
</file>